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 style:shadow="none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cm" table:align="margins" style:shadow="none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表格4" style:family="table">
      <style:table-properties style:width="17cm" table:align="margins" style:shadow="none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officeooo:rsid="00015da6" officeooo:paragraph-rsid="00015da6" style:font-size-asian="12pt" style:font-size-complex="12pt"/>
    </style:style>
    <style:style style:name="P2" style:family="paragraph" style:parent-style-name="Text_20_body">
      <style:text-properties fo:font-size="12pt" officeooo:rsid="00015da6" officeooo:paragraph-rsid="00029d11" style:font-size-asian="12pt" style:font-size-complex="12pt"/>
    </style:style>
    <style:style style:name="P3" style:family="paragraph" style:parent-style-name="Text_20_body">
      <style:text-properties fo:font-size="12pt" officeooo:rsid="00015da6" officeooo:paragraph-rsid="0004cea4" style:font-size-asian="12pt" style:font-size-complex="12pt"/>
    </style:style>
    <style:style style:name="P4" style:family="paragraph" style:parent-style-name="Text_20_body">
      <style:text-properties fo:font-size="12pt" officeooo:rsid="00015da6" officeooo:paragraph-rsid="00065f11" style:font-size-asian="12pt" style:font-size-complex="12pt"/>
    </style:style>
    <style:style style:name="P5" style:family="paragraph" style:parent-style-name="Text_20_body">
      <style:text-properties fo:font-size="12pt" officeooo:rsid="00015da6" officeooo:paragraph-rsid="0008b11f" style:font-size-asian="12pt" style:font-size-complex="12pt"/>
    </style:style>
    <style:style style:name="P6" style:family="paragraph" style:parent-style-name="Text_20_body">
      <style:text-properties fo:font-size="12pt" officeooo:rsid="0008b11f" officeooo:paragraph-rsid="0008b11f" style:font-size-asian="12pt" style:font-size-complex="12pt"/>
    </style:style>
    <style:style style:name="P7" style:family="paragraph" style:parent-style-name="Text_20_body">
      <style:text-properties officeooo:paragraph-rsid="00029d11"/>
    </style:style>
    <style:style style:name="P8" style:family="paragraph" style:parent-style-name="Text_20_body">
      <style:text-properties officeooo:paragraph-rsid="0004cea4"/>
    </style:style>
    <style:style style:name="P9" style:family="paragraph" style:parent-style-name="Text_20_body">
      <style:text-properties officeooo:paragraph-rsid="0008b460"/>
    </style:style>
    <style:style style:name="P10" style:family="paragraph" style:parent-style-name="Table_20_Contents">
      <style:text-properties fo:font-size="12pt" officeooo:rsid="0004cea4" officeooo:paragraph-rsid="0004cea4" style:font-size-asian="12pt" style:font-size-complex="12pt"/>
    </style:style>
    <style:style style:name="P11" style:family="paragraph" style:parent-style-name="Table_20_Contents">
      <style:text-properties fo:font-size="12pt" officeooo:rsid="00065f11" officeooo:paragraph-rsid="00065f11" style:font-size-asian="12pt" style:font-size-complex="12pt"/>
    </style:style>
    <style:style style:name="P12" style:family="paragraph" style:parent-style-name="Table_20_Contents">
      <style:text-properties fo:font-size="12pt" officeooo:rsid="0007434c" officeooo:paragraph-rsid="0007434c" style:font-size-asian="12pt" style:font-size-complex="12pt"/>
    </style:style>
    <style:style style:name="P13" style:family="paragraph" style:parent-style-name="Table_20_Contents">
      <style:text-properties fo:font-size="12pt" officeooo:rsid="0008b11f" officeooo:paragraph-rsid="0008b11f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15da6" style:font-size-asian="12pt" style:font-size-complex="12pt"/>
    </style:style>
    <style:style style:name="T3" style:family="text">
      <style:text-properties fo:font-size="12pt" officeooo:rsid="0004cea4" style:font-size-asian="12pt" style:font-size-complex="12pt"/>
    </style:style>
    <style:style style:name="T4" style:family="text">
      <style:text-properties fo:font-size="12pt" officeooo:rsid="0008b460" style:font-size-asian="12pt" style:font-size-complex="12pt"/>
    </style:style>
    <style:style style:name="T5" style:family="text">
      <style:text-properties fo:font-variant="normal" fo:text-transform="none" fo:color="#2b2b2b" fo:letter-spacing="normal" style:font-name-asian="arial" style:font-size-asian="13.5pt" style:font-style-asian="normal" style:font-weight-asian="bold"/>
    </style:style>
    <style:style style:name="T6" style:family="text">
      <style:text-properties fo:font-variant="normal" fo:text-transform="none" fo:color="#2b2b2b" style:font-name="arial" fo:font-size="13.5pt" fo:letter-spacing="normal" fo:font-style="normal" fo:font-weight="bold"/>
    </style:style>
    <style:style style:name="T7" style:family="text">
      <style:text-properties officeooo:rsid="00029d11"/>
    </style:style>
    <style:style style:name="T8" style:family="text">
      <style:text-properties officeooo:rsid="0004cea4"/>
    </style:style>
    <style:style style:name="T9" style:family="text">
      <style:text-properties officeooo:rsid="00065f1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7434c"/>
    </style:style>
    <style:style style:name="T12" style:family="text">
      <style:text-properties officeooo:rsid="0008b11f"/>
    </style:style>
    <style:style style:name="T13" style:family="text">
      <style:text-properties officeooo:rsid="0008b4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<text:tab/>QVariant类的行为像最常见的Qt数据类型的一个</text:span>union<text:span text:style-name="T2">。</text:span></text:p>
      <text:p text:style-name="P2"><text:tab/>因为C ++禁止union包含具有非默认构造函数和析构函数的类型，最有趣的是Qt类不能使用在union中。没有QVariant，<text:span text:style-name="T7">QObject::property()和数据库等等工作</text:span>将是一个问题。</text:p>
      <text:p text:style-name="P8"><text:span text:style-name="T2"><text:tab/>一个QVariant对象在一个时间包含单个</text:span><text:span text:style-name="T3">type</text:span><text:span text:style-name="T2">()的一个值。 （某些</text:span><text:span text:style-name="T3">type</text:span><text:span text:style-name="T2">()s为多值，例如字符串列表）。你可以找出是什么类型的，T，</text:span>variant保存的<text:span text:style-name="T2">，它采用</text:span><text:span text:style-name="T3">convert()</text:span><text:span text:style-name="T2">转换为不同的类型，使用一个</text:span><text:span text:style-name="T3">toT()函数（例如，toSize()获取它的值，</text:span><text:span text:style-name="T2">并使用canConvert检查该类型是否可以转换成特定类型。</text:span></text:p>
      <text:p text:style-name="P3"><text:tab/>名为<text:span text:style-name="T8">toT</text:span>()的方法（例如，toInt()，toString()）是常量。如果你问的存储类型，它们返回的存储对象的副本。如果请求一个可以从存储的类型生成的类型，<text:span text:style-name="T8">to</text:span>T()复制、转换并离开对象本身。如果请求不能从所存储的类型中产生的类型，则结果取决于类型；详情请参见该函数的文档。</text:p>
      <text:p text:style-name="P3"><text:tab/>下面是一些演示使用QVariant的示例代码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QDataStream out(...);</text:p>
            <text:p text:style-name="P10">QVariant v(123); <text:s text:c="15"/>// The variant now contains an int</text:p>
            <text:p text:style-name="P10">int x = v.toInt(); <text:s text:c="13"/>// x = 123</text:p>
            <text:p text:style-name="P10">out &lt;&lt; v; <text:s text:c="22"/>// Writes a type tag and an int to out</text:p>
            <text:p text:style-name="P10">v = QVariant("hello"); <text:s text:c="9"/>// The variant now contains a QByteArray</text:p>
            <text:p text:style-name="P10">v = QVariant(tr("hello")); <text:s text:c="5"/>// The variant now contains a QString</text:p>
            <text:p text:style-name="P10">int y = v.toInt(); <text:s text:c="13"/>// y = 0 since v cannot be converted to an int</text:p>
            <text:p text:style-name="P10">QString s = v.toString(); <text:s text:c="6"/>// s = tr("hello") <text:s/>(see QObject::tr())</text:p>
            <text:p text:style-name="P10">out &lt;&lt; v; <text:s text:c="22"/>// Writes a type tag and a QString to out</text:p>
            <text:p text:style-name="P10">...</text:p>
            <text:p text:style-name="P10">QDataStream in(...); <text:s text:c="11"/>// (opening the previously written stream)</text:p>
            <text:p text:style-name="P10">in &gt;&gt; v; <text:s text:c="23"/>// Reads an Int variant</text:p>
            <text:p text:style-name="P10">int z = v.toInt(); <text:s text:c="13"/>// z = 123</text:p>
            <text:p text:style-name="P10">qDebug("Type is %s", <text:s text:c="11"/>// prints "Type is int"</text:p>
            <text:p text:style-name="P10"><text:s text:c="8"/>v.typeName());</text:p>
            <text:p text:style-name="P10">v = v.toInt() + 100; <text:s text:c="11"/>// The variant now hold the value 223</text:p>
            <text:p text:style-name="P10">v = QVariant(QStringList());</text:p>
          </table:table-cell>
        </table:table-row>
      </table:table>
      <text:p text:style-name="P3"/>
      <text:p text:style-name="P4"><text:tab/>你甚至可以在<text:span text:style-name="T9">variant里</text:span>存储QList &lt;QVariant&gt;和QMap &lt;QString，QVariant&gt;值，所以你可以很容易地构造任意类型的复杂的数据结构。</text:p>
      <text:p text:style-name="P4"><text:tab/>QVariant也支持空值，你可以定义一个没有值的类型。但是，请注意，没有值时，QVariant是不能投放的。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1">QVariant x, y(QString()), z(QString(""));</text:p>
            <text:p text:style-name="P11">x.convert(QVariant::Int);</text:p>
            <text:p text:style-name="P11">// x.isNull() == true</text:p>
            <text:p text:style-name="P11">// y.isNull() == true, z.isNull() == false</text:p>
          </table:table-cell>
        </table:table-row>
      </table:table>
      <text:p text:style-name="P1"/>
      <text:p text:style-name="P1"><text:tab/>QVariant可以扩展到支持其他类型，除在类型枚举提及的之外。请参阅QMetaType文档<text:soft-page-break/>的详细信息。</text:p>
      <text:p text:style-name="P1"><text:tab/><text:span text:style-name="T10">GUI类型的说明</text:span></text:p>
      <text:p text:style-name="P1"><text:tab/>因为QVariant是Qt核心模块的一部分，它不能提供的转换函数转换到Qt GUI中定义的数据类型，如参考QColor，QImage，和QPixmap。换言之，不存在toColor()函数。相反，你可以使用的QVariant ::<text:span text:style-name="T11">value</text:span>()或qvariant_cast()模板函数。例如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2">QVariant variant;</text:p>
            <text:p text:style-name="P12">...</text:p>
            <text:p text:style-name="P12">QColor color = variant.value&lt;QColor&gt;();</text:p>
          </table:table-cell>
        </table:table-row>
      </table:table>
      <text:p text:style-name="P1"/>
      <text:p text:style-name="P1"><text:tab/>逆转换（例如，从QColor到QVariant）是自动为QVariant支持的所有数据类型转换的，包括GUI相关类型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3">QColor color = palette().background().color();</text:p>
            <text:p text:style-name="P13">QVariant variant = color;</text:p>
          </table:table-cell>
        </table:table-row>
      </table:table>
      <text:p text:style-name="P6"/>
      <text:h text:style-name="Heading_20_3" text:outline-level="3">连续使用canConvert() 和convert()</text:h>
      <text:p text:style-name="P5"><text:tab/>连续使用canConvert()和convert()时，它有可能为canConvert()返回true，但convert ()返回false。这通常是因为canConvert()只报告QVariant的给定合适的数据类型之间的转换的一般能力;它仍然是可能无法实际转换数据。</text:p>
      <text:p text:style-name="P9"><text:span text:style-name="T2"><text:tab/>例如，如果调用一个包含字符串的变量，</text:span><text:span text:style-name="T4">canConvert(int)将返回 true</text:span><text:span text:style-name="T2">，因为</text:span><text:span text:style-name="T1">原则上，QVariant能够将数字的字符串转换为整数。</text:span><text:span text:style-name="T2">然而，如果字符串包含非数字字符，它不能被转换成整数，任何企图将其转换将失败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1:37:28.008042703</meta:creation-date>
    <dc:date>2015-12-17T12:33:39.098531550</dc:date>
    <meta:editing-duration>PT53M55S</meta:editing-duration>
    <meta:editing-cycles>8</meta:editing-cycles>
    <meta:generator>LibreOffice/4.2.8.2$Linux_X86_64 LibreOffice_project/420m0$Build-2</meta:generator>
    <meta:document-statistic meta:table-count="4" meta:image-count="0" meta:object-count="0" meta:page-count="2" meta:paragraph-count="40" meta:word-count="903" meta:character-count="2331" meta:non-whitespace-character-count="1958"/>
  </office:meta>
</office:document-meta>
</file>